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ggg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00/00/00</text:date>, <text:time style:data-style-name="N2" text:time-value="23:35:22.616646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23:12:11.402128093</meta:creation-date>
    <dc:date>2020-08-02T23:35:30.929814620</dc:date>
    <meta:editing-duration>PT48S</meta:editing-duration>
    <meta:editing-cycles>2</meta:editing-cycles>
    <meta:generator>LibreOffice/6.4.4.2$Linux_X86_64 LibreOffice_project/40$Build-2</meta:generator>
    <meta:document-statistic meta:table-count="1" meta:cell-count="5" meta:object-count="0"/>
  </office:meta>
</office:document-meta>
</file>